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812d" officeooo:paragraph-rsid="0016812d"/>
    </style:style>
    <style:style style:name="P2" style:family="paragraph" style:parent-style-name="Standard">
      <style:text-properties officeooo:paragraph-rsid="0016812d"/>
    </style:style>
    <style:style style:name="P3" style:family="paragraph" style:parent-style-name="Standard">
      <style:text-properties officeooo:rsid="00192da0" officeooo:paragraph-rsid="00192da0"/>
    </style:style>
    <style:style style:name="P4" style:family="paragraph" style:parent-style-name="Standard">
      <style:text-properties officeooo:paragraph-rsid="001b63c6"/>
    </style:style>
    <style:style style:name="P5" style:family="paragraph" style:parent-style-name="Standard">
      <style:text-properties officeooo:paragraph-rsid="001d5daf"/>
    </style:style>
    <style:style style:name="P6" style:family="paragraph" style:parent-style-name="Standard">
      <style:text-properties officeooo:paragraph-rsid="001ea119"/>
    </style:style>
    <style:style style:name="P7" style:family="paragraph" style:parent-style-name="Standard">
      <style:text-properties officeooo:paragraph-rsid="00200281"/>
    </style:style>
    <style:style style:name="T1" style:family="text">
      <style:text-properties officeooo:rsid="001681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re on C++ Classes: eigen_basis_class</text:p>
      <text:p text:style-name="P1"/>
      <text:p text:style-name="P2"><text:span text:style-name="T1">1. <text:s/>I was a bit unsure at first about the extern usage but a bit of googling got me there!</text:span></text:p>
      <text:p text:style-name="P2"/>
      <text:p text:style-name="P1">2.</text:p>
      <text:p text:style-name="P6"><text:span text:style-name="T1">class Potential<text:line-break/>{ <text:line-break/> <text:s/>public:<text:line-break/> <text:s text:c="3"/>Potential (double V0, double Zesq); //must have both values for declaration, <text:tab/><text:tab/><text:tab/><text:tab/><text:tab/><text:tab/><text:tab/><text:tab/><text:tab/>//and we specify R in <text:tab/>methods<text:line-break/> <text:s text:c="3"/>~ Potential ();</text:span></text:p>
      <text:p text:style-name="P4"><text:span text:style-name="T1"><text:line-break/> <text:s text:c="3"/>void set_Zesq(const double z);</text:span></text:p>
      <text:p text:style-name="P4"><text:s text:c="4"/><text:span text:style-name="T1">void set_V0(const double V);</text:span></text:p>
      <text:p text:style-name="P7"><text:span text:style-name="T1"><text:s text:c="4"/>double get_coulomb(const double r);<text:line-break/> <text:s text:c="3"/>double get_square_well(const double r); <text:s text:c="3"/></text:span></text:p>
      <text:p text:style-name="P7"><text:span text:style-name="T1"><text:s text:c="4"/>double get_Morse(const double r);<text:line-break/> private:</text:span></text:p>
      <text:p text:style-name="P4"><text:span text:style-name="T1"><text:s text:c="4"/>double V0; //depth of sq well</text:span></text:p>
      <text:p text:style-name="P5"><text:span text:style-name="T1"><text:s text:c="4"/>doubel Zesq; // Ze^2 for Coulomb potential<text:line-break/>};</text:span></text:p>
      <text:p text:style-name="P3">3. <text:s/>Another useful class would b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2T14:02:24.665000000</meta:creation-date>
    <dc:date>2021-03-12T15:37:02.049000000</dc:date>
    <meta:editing-duration>PT24M3S</meta:editing-duration>
    <meta:editing-cycles>7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11" meta:word-count="91" meta:character-count="616" meta:non-whitespace-character-count="478"/>
  </office:meta>
</office:document-meta>
</file>